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5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6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7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8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9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1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</office:automatic-styles>
  <office:body>
    <office:text text:use-soft-page-breaks="true">
      <text:p text:style-name="P1">Hornaföll quadrant relation</text:p>
      <text:p text:style-name="P2"/>
      <text:p text:style-name="P3">Hvernig virkar hornaföll</text:p>
      <text:p text:style-name="Standard">formúlur</text:p>
      <text:p text:style-name="P4">Uppruni<text:s/>-Palli</text:p>
      <text:p text:style-name="Standard">Fyrstu menn til að nota hornaföll, í hvað og afhverju</text:p>
      <text:p text:style-name="Standard">Þrátt fyrir að fyrsta notkunn hornafalla megi rekja aftur<text:s/>til fornaldar eru flest hornaföll sem notuð eru í dag þróuð á miðöldum. Strengja aðgerðin var uppgvötuð af Hippacrus af Niceru(180-125 fyrir krist) og Ptolemy af Rómversku Egyptalandi(90-165). Hægt er að rekja sinus og cosinus til jyā og koti-jyā sem á rætur í indlandi til Gupra Veldisins. Orðin, sinus og cosinus má rekja til þýðingu orðana úr Sanskrit til arabísku og svo úr arabísku yfir á latnesku.</text:p>
      <text:p text:style-name="Standard"><text:tab/>Not allra sex aðferðanna má rekja til Islamskra stærðfræðinga á 9. öld og er þekkt sem lög sinus sem var notað til að klára þríhyrninga</text:p>
      <text:p text:style-name="P5">Skilgreining<text:s/>- Eyþór</text:p>
      <text:p text:style-name="Standard">Hvað er hornafall</text:p>
      <text:p text:style-name="P6">Notkunn í dag<text:s/>- Sindri</text:p>
      <text:p text:style-name="Standard">í hvað er hornafalla reikningur notaður í í dag</text:p>
      <text:p text:style-name="P7">þróun<text:s/>- Sindri</text:p>
      <text:p text:style-name="Standard">hvernig hefur þetta breyst með tímanum</text:p>
      <text:p text:style-name="P8">Notkunn í forritun<text:s/>- Eyþór</text:p>
      <text:p text:style-name="Standard">Okkar starfsvið er forritun. Hvernig er hægt að nota hornaföll í forritun og hvernig mundum við skrifa upp formúlurnar í C#</text:p>
      <text:p text:style-name="P9">Það sem við vorum í veseni með fyrst en skyljum núna og afhverju<text:s/>– Þurfum að gera þetta saman</text:p>
      <text:p text:style-name="Standard"><text:span text:style-name="T10">Kynning - Pall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áll Guðbrandsson</dc:creator>
    <meta:creation-date>2016-02-25T11:08:00Z</meta:creation-date>
    <dc:date>2016-03-01T20:48:00Z</dc:date>
    <meta:template xlink:href="Normal" xlink:type="simple"/>
    <meta:editing-cycles>3</meta:editing-cycles>
    <meta:editing-duration>PT2160S</meta:editing-duration>
    <meta:document-statistic meta:page-count="1" meta:paragraph-count="2" meta:word-count="172" meta:character-count="1154" meta:row-count="8" meta:non-whitespace-character-count="984"/>
  </office:meta>
</office:document-meta>
</file>